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0.995cm" style:rel-column-width="564*"/>
    </style:style>
    <style:style style:name="Tableau2.B" style:family="table-column">
      <style:table-column-properties style:column-width="7.311cm" style:rel-column-width="4145*"/>
    </style:style>
    <style:style style:name="Tableau2.C" style:family="table-column">
      <style:table-column-properties style:column-width="4.323cm" style:rel-column-width="2451*"/>
    </style:style>
    <style:style style:name="Tableau2.D" style:family="table-column">
      <style:table-column-properties style:column-width="2.674cm" style:rel-column-width="1516*"/>
    </style:style>
    <style:style style:name="Tableau2.E" style:family="table-column">
      <style:table-column-properties style:column-width="2.847cm" style:rel-column-width="1614*"/>
    </style:style>
    <style:style style:name="Tableau2.F" style:family="table-column">
      <style:table-column-properties style:column-width="1.138cm" style:rel-column-width="645*"/>
    </style:style>
    <style:style style:name="Tableau2.G" style:family="table-column">
      <style:table-column-properties style:column-width="0.997cm" style:rel-column-width="565*"/>
    </style:style>
    <style:style style:name="Tableau2.H" style:family="table-column">
      <style:table-column-properties style:column-width="0.739cm" style:rel-column-width="419*"/>
    </style:style>
    <style:style style:name="Tableau2.I" style:family="table-column">
      <style:table-column-properties style:column-width="3.156cm" style:rel-column-width="1789*"/>
    </style:style>
    <style:style style:name="Tableau2.J" style:family="table-column">
      <style:table-column-properties style:column-width="3.521cm" style:rel-column-width="1996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7.7cm" table:align="margins"/>
    </style:style>
    <style:style style:name="Tableau7.A" style:family="table-column">
      <style:table-column-properties style:column-width="27.7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7.7cm" table:align="margins"/>
    </style:style>
    <style:style style:name="Tableau8.A" style:family="table-column">
      <style:table-column-properties style:column-width="27.7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7.7cm" table:align="margins"/>
    </style:style>
    <style:style style:name="Tableau9.A" style:family="table-column">
      <style:table-column-properties style:column-width="1.194cm" style:rel-column-width="2825*"/>
    </style:style>
    <style:style style:name="Tableau9.B" style:family="table-column">
      <style:table-column-properties style:column-width="14.141cm" style:rel-column-width="33456*"/>
    </style:style>
    <style:style style:name="Tableau9.C" style:family="table-column">
      <style:table-column-properties style:column-width="1.849cm" style:rel-column-width="4373*"/>
    </style:style>
    <style:style style:name="Tableau9.D" style:family="table-column">
      <style:table-column-properties style:column-width="10.516cm" style:rel-column-width="24881*"/>
    </style:style>
    <style:style style:name="Tableau9.1" style:family="table-row">
      <style:table-row-properties fo:background-color="#b3b3b3">
        <style:background-image/>
      </style:table-row-properties>
    </style:style>
    <style:style style:name="Tableau9.A1" style:family="table-cell">
      <style:table-cell-properties fo:padding="0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cm" fo:border="0.05pt solid #000000"/>
    </style:style>
    <style:style style:name="Tableau9.A2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7.7cm" table:align="margins"/>
    </style:style>
    <style:style style:name="Tableau10.A" style:family="table-column">
      <style:table-column-properties style:column-width="1.023cm" style:rel-column-width="580*"/>
    </style:style>
    <style:style style:name="Tableau10.B" style:family="table-column">
      <style:table-column-properties style:column-width="7.311cm" style:rel-column-width="4145*"/>
    </style:style>
    <style:style style:name="Tableau10.C" style:family="table-column">
      <style:table-column-properties style:column-width="4.295cm" style:rel-column-width="2435*"/>
    </style:style>
    <style:style style:name="Tableau10.D" style:family="table-column">
      <style:table-column-properties style:column-width="2.704cm" style:rel-column-width="1533*"/>
    </style:style>
    <style:style style:name="Tableau10.E" style:family="table-column">
      <style:table-column-properties style:column-width="2.817cm" style:rel-column-width="1597*"/>
    </style:style>
    <style:style style:name="Tableau10.F" style:family="table-column">
      <style:table-column-properties style:column-width="1.138cm" style:rel-column-width="645*"/>
    </style:style>
    <style:style style:name="Tableau10.G" style:family="table-column">
      <style:table-column-properties style:column-width="0.997cm" style:rel-column-width="565*"/>
    </style:style>
    <style:style style:name="Tableau10.H" style:family="table-column">
      <style:table-column-properties style:column-width="0.739cm" style:rel-column-width="419*"/>
    </style:style>
    <style:style style:name="Tableau10.I" style:family="table-column">
      <style:table-column-properties style:column-width="3.184cm" style:rel-column-width="1805*"/>
    </style:style>
    <style:style style:name="Tableau10.J" style:family="table-column">
      <style:table-column-properties style:column-width="3.493cm" style:rel-column-width="1980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a-oo-valeur">
      <style:paragraph-properties fo:text-align="center" style:justify-single-word="false"/>
    </style:style>
    <style:style style:name="P2" style:family="paragraph" style:parent-style-name="fa-attr-valeur">
      <style:paragraph-properties fo:text-align="center" style:justify-single-word="false"/>
    </style:style>
    <style:style style:name="P3" style:family="paragraph" style:parent-style-name="fa-petits-intitulés">
      <style:text-properties fo:font-variant="small-caps" style:font-size-asian="10.5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">A progr.</text:p>
          </table:table-cell>
          <table:table-cell table:style-name="Tableau2.A3" office:value-type="string">
            <text:p text:style-name="P3">En cours</text:p>
          </table:table-cell>
          <table:table-cell table:style-name="Tableau2.A3" office:value-type="string">
            <text:p text:style-name="P3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4"><text:span text:style-name="T2">do table for section in sorted(view.getStrategicObjectives().items())</text:span></text:p></office:annotation><text:text-input text:description="">section[0]</text:text-input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fa-domaine"><office:annotation><dc:creator>sge </dc:creator><dc:date>2013-06-25T09:06:56</dc:date><text:p text:style-name="P4"><text:span text:style-name="T2">do table for domain in sorted(section[1].items())</text:span></text:p></office:annotation><text:text-input text:description="">domain[0]</text:text-input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column table:style-name="Tableau9.B"/>
                          <table:table-column table:style-name="Tableau9.C"/>
                          <table:table-column table:style-name="Tableau9.D"/>
                          <table:table-row table:style-name="Tableau9.1">
                            <table:table-cell table:style-name="Tableau9.A1" office:value-type="string">
                              <text:p text:style-name="fa-os"><office:annotation><dc:creator>sge </dc:creator><dc:date>2013-06-25T09:09:13</dc:date><text:p text:style-name="P4"><text:span text:style-name="T2">do table for so in domain[1]</text:span></text:p></office:annotation>O.S.</text:p>
                            </table:table-cell>
                            <table:table-cell table:style-name="Tableau9.A1" office:value-type="string">
                              <text:p text:style-name="fa-os"><text:text-input text:description="">so.Title()</text:text-input></text:p>
                            </table:table-cell>
                            <table:table-cell table:style-name="Tableau9.A1" office:value-type="string">
                              <text:p text:style-name="fa-os"/>
                            </table:table-cell>
                            <table:table-cell table:style-name="Tableau9.D1" office:value-type="string">
                              <text:p text:style-name="fa-os"/>
                            </table:table-cell>
                          </table:table-row>
                          <table:table-row>
                            <table:table-cell table:style-name="Tableau9.A2" table:number-columns-spanned="4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fa-oo-libellé"><office:annotation><dc:creator>sge </dc:creator><dc:date>2013-06-25T09:39:40</dc:date><text:p text:style-name="P4"><text:span text:style-name="T2">do table for oo in view</text:span><text:span text:style-name="T2">.getObjectDGM(so).</text:span><text:span text:style-name="T2">getOperationalObjectives(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4"><text:span text:style-name="T2">do text</text:span></text:p><text:p text:style-name="P4"><text:span text:style-name="T2">from xhtml(view.getOOView(oo).formatResultIndicator(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view.vocValues('imio.project.core.content.project.manager_vocabulary', 'manager', sep=', ', obj=oo)</text:text-input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09:54:42</dc:date><text:p text:style-name="P4"><text:span text:style-name="T3">do text if view.getState(obj=oo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11:09:52</dc:date><text:p text:style-name="P4"><text:span text:style-name="T1">do text if view</text:span><text:span text:style-name="T1">.getState(obj=oo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11:10:39</dc:date><text:p text:style-name="P4"><text:span text:style-name="T1">do text if view</text:span><text:span text:style-name="T1">.getState(obj=oo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/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fa-attr-valeur"><office:annotation><dc:creator>sge </dc:creator><dc:date>2013-06-25T11:23:38</dc:date><text:p text:style-name="P4"><text:span text:style-name="T1">do row for action in view.getObjectDGM(oo)</text:span><text:span text:style-name="T1">.getActions(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view.vocValues('imio.project.core.content.project.manager_vocabulary', 'manager', sep=', ', obj=action)</text:text-input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09:54:42</dc:date><text:p text:style-name="P4"><text:span text:style-name="T3">do text if view.getState(obj=action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11:09:52</dc:date><text:p text:style-name="P4"><text:span text:style-name="T1">do text if view.getState(obj=action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11:10:39</dc:date><text:p text:style-name="P4"><text:span text:style-name="T1">do text if view.getState(obj=action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4"><text:span text:style-name="T1">do text</text:span></text:p><text:p text:style-name="P4"><text:span text:style-name="T2">from xhtml(view.getObjectDGM(action)</text:span><text:span text:style-name="T2">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style:vertical-align="auto">
        <style:tab-stops/>
        <style:background-image/>
      </style:paragraph-properties>
      <style:text-properties style:font-name="Lohit Bengali" fo:font-size="9pt" fo:font-weight="bold" style:font-size-asian="10.5pt"/>
    </style:style>
    <style:style style:name="fa-grands-intitulés" style:family="paragraph" style:parent-style-name="Table_20_Contents" style:class="extra">
      <style:paragraph-properties fo:text-align="center" style:justify-single-word="false" fo:background-color="#b3b3b3">
        <style:background-image/>
      </style:paragraph-properties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5T12:25:17</dc:date>
    <dc:creator>sge </dc:creator>
    <meta:editing-duration>PT12H35M36S</meta:editing-duration>
    <meta:editing-cycles>87</meta:editing-cycles>
    <meta:generator>LibreOffice/3.5$Linux_X86_64 LibreOffice_project/350m1$Build-2</meta:generator>
    <meta:document-statistic meta:table-count="5" meta:image-count="0" meta:object-count="0" meta:page-count="1" meta:paragraph-count="34" meta:word-count="67" meta:character-count="569" meta:non-whitespace-character-count="549"/>
  </office:meta>
</office:document-meta>
</file>